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3.31mm" fo:margin-left="26.55mm" style:page-number="auto" table:align="left" style:writing-mode="lr-tb"/>
    </style:style>
    <style:style style:name="Table1.A" style:family="table-column">
      <style:table-column-properties style:column-width="72.76mm"/>
    </style:style>
    <style:style style:name="Table1.B" style:family="table-column">
      <style:table-column-properties style:column-width="25.95mm"/>
    </style:style>
    <style:style style:name="Table1.C" style:family="table-column">
      <style:table-column-properties style:column-width="24.61mm"/>
    </style:style>
    <style:style style:name="Table1.1" style:family="table-row">
      <style:table-row-properties style:row-height="1.91mm" fo:keep-together="auto"/>
    </style:style>
    <style:style style:name="Table1.A1" style:family="table-cell">
      <style:table-cell-properties fo:padding="0mm" fo:border-left="none" fo:border-right="none" fo:border-top="none" fo:border-bottom="0.85pt solid #1e1512"/>
    </style:style>
    <style:style style:name="Table1.B1" style:family="table-cell">
      <style:table-cell-properties fo:padding="0mm" fo:border-left="none" fo:border-right="1pt solid #3a3938" fo:border-top="none" fo:border-bottom="none"/>
    </style:style>
    <style:style style:name="Table1.C1" style:family="table-cell">
      <style:table-cell-properties fo:padding="0mm" fo:border-left="1pt solid #3a3938" fo:border-right="none" fo:border-top="none" fo:border-bottom="none"/>
    </style:style>
    <style:style style:name="Table1.2" style:family="table-row">
      <style:table-row-properties style:row-height="29.6mm" fo:keep-together="auto"/>
    </style:style>
    <style:style style:name="Table1.A2" style:family="table-cell">
      <style:table-cell-properties fo:padding="0mm" fo:border-left="0.85pt solid #1d1e1a" fo:border-right="0.85pt solid #1f1d19" fo:border-top="0.85pt solid #1e1512" fo:border-bottom="0.85pt solid #261d19"/>
    </style:style>
    <style:style style:name="Table1.B2" style:family="table-cell">
      <style:table-cell-properties fo:padding="0mm" fo:border-left="0.85pt solid #1f1d19" fo:border-right="1pt solid #3a3938" fo:border-top="none" fo:border-bottom="none"/>
    </style:style>
    <style:style style:name="Table1.C2" style:family="table-cell">
      <style:table-cell-properties fo:padding="0mm" fo:border-left="1pt solid #3a3938" fo:border-right="none" fo:border-top="none" fo:border-bottom="1.25pt solid #3c3f3a"/>
    </style:style>
    <style:style style:name="Table1.3" style:family="table-row">
      <style:table-row-properties style:row-height="1.27mm" fo:keep-together="auto"/>
    </style:style>
    <style:style style:name="Table1.A3" style:family="table-cell">
      <style:table-cell-properties fo:padding="0mm" fo:border-left="none" fo:border-right="none" fo:border-top="0.85pt solid #261d19" fo:border-bottom="none"/>
    </style:style>
    <style:style style:name="Table1.C3" style:family="table-cell">
      <style:table-cell-properties fo:padding="0mm" fo:border-left="1pt solid #3a3938" fo:border-right="none" fo:border-top="1.25pt solid #3c3f3a" fo:border-bottom="none"/>
    </style:style>
    <style:style style:name="P1" style:family="paragraph" style:parent-style-name="Standard">
      <style:paragraph-properties fo:margin-left="0mm" fo:margin-right="7.36mm" fo:line-height="90%" fo:text-align="end" style:justify-single-word="false" fo:text-indent="0mm" style:auto-text-indent="false"/>
    </style:style>
    <style:style style:name="P2" style:family="paragraph" style:parent-style-name="Standard">
      <style:paragraph-properties fo:margin-left="0mm" fo:margin-right="4.18mm" fo:margin-top="9.53mm" fo:margin-bottom="0mm" fo:line-height="83%" fo:text-align="end" style:justify-single-word="false" fo:text-indent="0mm" style:auto-text-indent="false"/>
    </style:style>
    <style:style style:name="P3" style:family="paragraph" style:parent-style-name="Standard">
      <style:paragraph-properties fo:margin-top="4.45mm" fo:margin-bottom="0mm" fo:text-align="center" style:justify-single-word="false"/>
    </style:style>
    <style:style style:name="P4" style:family="paragraph" style:parent-style-name="Standard">
      <style:paragraph-properties fo:margin-top="1.27mm" fo:margin-bottom="0mm" fo:text-align="center" style:justify-single-word="false"/>
    </style:style>
    <style:style style:name="P5" style:family="paragraph" style:parent-style-name="Standard">
      <style:paragraph-properties fo:margin-top="1.27mm" fo:margin-bottom="0mm" fo:line-height="85%" fo:text-align="center" style:justify-single-word="false"/>
    </style:style>
    <style:style style:name="P6" style:family="paragraph" style:parent-style-name="Standard">
      <style:paragraph-properties fo:margin-left="0mm" fo:margin-right="7.62mm" fo:text-align="end" style:justify-single-word="false" fo:text-indent="0mm" style:auto-text-indent="false"/>
    </style:style>
    <style:style style:name="P7" style:family="paragraph" style:parent-style-name="Standard">
      <style:paragraph-properties fo:margin-left="15.24mm" fo:margin-right="0mm" fo:margin-top="6.99mm" fo:margin-bottom="0mm" fo:text-indent="0mm" style:auto-text-indent="false">
        <style:tab-stops>
          <style:tab-stop style:position="39.25mm" style:type="right" style:leader-style="dotted" style:leader-text="."/>
          <style:tab-stop style:position="88.9mm" style:leader-style="dotted" style:leader-text="."/>
          <style:tab-stop style:position="101.35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60.96mm" fo:margin-right="0mm" fo:margin-top="8.26mm" fo:margin-bottom="0mm" fo:text-indent="0mm" style:auto-text-indent="false"/>
    </style:style>
    <style:style style:name="P9" style:family="paragraph" style:parent-style-name="Standard">
      <style:paragraph-properties fo:margin-left="10.16mm" fo:margin-right="0mm" fo:margin-top="10.8mm" fo:margin-bottom="0mm" fo:text-indent="0mm" style:auto-text-indent="false"/>
    </style:style>
    <style:style style:name="P10" style:family="paragraph" style:parent-style-name="Standard">
      <style:paragraph-properties fo:margin-left="10.16mm" fo:margin-right="0mm" fo:margin-top="1.91mm" fo:margin-bottom="0mm" fo:text-indent="0mm" style:auto-text-indent="false"/>
    </style:style>
    <style:style style:name="P11" style:family="paragraph" style:parent-style-name="Standard">
      <style:paragraph-properties fo:margin-top="2.54mm" fo:margin-bottom="0mm" fo:line-height="82%">
        <style:tab-stops>
          <style:tab-stop style:position="130.18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2.54mm" fo:margin-bottom="0mm">
        <style:tab-stops>
          <style:tab-stop style:position="39.25mm" style:type="right" style:leader-style="dotted" style:leader-text="."/>
          <style:tab-stop style:position="80.13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2.54mm" fo:margin-bottom="0mm">
        <style:tab-stops>
          <style:tab-stop style:position="130.18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2.54mm" fo:margin-bottom="0mm">
        <style:tab-stops>
          <style:tab-stop style:position="126.63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2.54mm" fo:margin-bottom="0mm">
        <style:tab-stops>
          <style:tab-stop style:position="13.85mm" style:leader-style="dotted" style:leader-text="."/>
          <style:tab-stop style:position="63.5mm" style:leader-style="dotted" style:leader-text="."/>
          <style:tab-stop style:position="75.32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1.91mm" fo:margin-bottom="0mm">
        <style:tab-stops>
          <style:tab-stop style:position="67.31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1.91mm" fo:margin-bottom="0mm">
        <style:tab-stops>
          <style:tab-stop style:position="130.18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1.91mm" fo:margin-bottom="0mm">
        <style:tab-stops>
          <style:tab-stop style:position="39.25mm" style:type="right" style:leader-style="dotted" style:leader-text="."/>
          <style:tab-stop style:position="48.65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mm" fo:margin-right="21.59mm" fo:margin-top="2.54mm" fo:margin-bottom="0mm" fo:line-height="180%" fo:text-indent="0mm" style:auto-text-indent="false">
        <style:tab-stops>
          <style:tab-stop style:position="13.85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0.16mm" fo:margin-right="21.59mm" fo:margin-top="5.72mm" fo:margin-bottom="0mm" fo:text-indent="-6.35mm" style:auto-text-indent="false"/>
    </style:style>
    <style:style style:name="P21" style:family="paragraph" style:parent-style-name="Standard">
      <style:paragraph-properties fo:margin-left="3.81mm" fo:margin-right="0mm" fo:margin-top="8.89mm" fo:margin-bottom="0mm" fo:text-indent="0mm" style:auto-text-indent="false">
        <style:tab-stops>
          <style:tab-stop style:position="126.63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1.27mm" fo:margin-right="19.05mm" fo:margin-top="20.96mm" fo:margin-bottom="0mm" fo:text-align="justify" style:justify-single-word="false" fo:text-indent="0mm" style:auto-text-indent="false"/>
    </style:style>
    <style:style style:name="T1" style:family="text">
      <style:text-properties fo:color="#000000" style:font-name="Times New Roman" fo:font-size="7.5pt" fo:font-weight="bold" style:font-size-asian="7.5pt" style:font-weight-asian="bold"/>
    </style:style>
    <style:style style:name="T2" style:family="text">
      <style:text-properties fo:color="#000000" style:font-name="Times New Roman" fo:font-size="7.5pt" fo:letter-spacing="0.49mm" fo:font-style="italic" style:font-size-asian="7.5pt" style:font-style-asian="italic"/>
    </style:style>
    <style:style style:name="T3" style:family="text">
      <style:text-properties fo:color="#000000" style:font-name="Times New Roman" fo:font-size="7.5pt" fo:letter-spacing="0.49mm" fo:font-weight="bold" style:font-size-asian="7.5pt" style:font-weight-asian="bold"/>
    </style:style>
    <style:style style:name="T4" style:family="text">
      <style:text-properties fo:color="#000000" style:font-name="Times New Roman" fo:font-size="7.5pt" fo:letter-spacing="1.94mm" fo:font-style="italic" style:font-size-asian="7.5pt" style:font-style-asian="italic"/>
    </style:style>
    <style:style style:name="T5" style:family="text">
      <style:text-properties fo:color="#000000" style:font-name="Times New Roman" fo:font-size="7.5pt" fo:letter-spacing="0.32mm" fo:font-weight="bold" style:font-size-asian="7.5pt" style:font-weight-asian="bold"/>
    </style:style>
    <style:style style:name="T6" style:family="text">
      <style:text-properties fo:color="#000000" style:font-name="Times New Roman" fo:font-size="7.5pt" fo:letter-spacing="0.67mm" fo:font-weight="bold" style:font-size-asian="7.5pt" style:font-weight-asian="bold"/>
    </style:style>
    <style:style style:name="T7" style:family="text">
      <style:text-properties fo:color="#000000" style:font-name="Times New Roman" fo:font-size="7.5pt" fo:letter-spacing="0.28mm" fo:font-weight="bold" style:font-size-asian="7.5pt" style:font-weight-asian="bold"/>
    </style:style>
    <style:style style:name="T8" style:family="text">
      <style:text-properties fo:color="#000000" style:font-name="Times New Roman" fo:font-size="22.5pt" fo:font-weight="bold" style:font-size-asian="22.5pt" style:font-weight-asian="bold"/>
    </style:style>
    <style:style style:name="T9" style:family="text">
      <style:text-properties fo:color="#000000" style:font-name="Times New Roman" fo:font-size="8pt" style:font-size-asian="8pt"/>
    </style:style>
    <style:style style:name="T10" style:family="text">
      <style:text-properties fo:color="#000000" style:font-name="Times New Roman" fo:font-size="8pt" fo:font-weight="bold" style:font-size-asian="8pt" style:font-weight-asian="bold"/>
    </style:style>
    <style:style style:name="T11" style:family="text">
      <style:text-properties fo:color="#000000" style:font-name="Times New Roman" fo:font-size="8pt" fo:letter-spacing="-0.04mm" style:font-size-asian="8pt"/>
    </style:style>
    <style:style style:name="T12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3" style:family="text">
      <style:text-properties fo:color="#000000" style:font-name="Times New Roman" fo:font-size="8pt" fo:letter-spacing="0.21mm" fo:font-weight="bold" style:font-size-asian="8pt" style:font-weight-asian="bold"/>
    </style:style>
    <style:style style:name="T14" style:family="text">
      <style:text-properties fo:color="#000000" style:font-name="Times New Roman" fo:font-size="8pt" fo:letter-spacing="0.28mm" fo:font-weight="bold" style:font-size-asian="8pt" style:font-weight-asian="bold"/>
    </style:style>
    <style:style style:name="T15" style:family="text">
      <style:text-properties fo:color="#000000" style:font-name="Times New Roman" fo:font-size="8pt" fo:letter-spacing="0.25mm" fo:font-weight="bold" style:font-size-asian="8pt" style:font-weight-asian="bold"/>
    </style:style>
    <style:style style:name="T16" style:family="text">
      <style:text-properties fo:color="#000000" style:font-name="Times New Roman" fo:font-size="8pt" fo:letter-spacing="0.32mm" fo:font-weight="bold" style:font-size-asian="8pt" style:font-weight-asian="bold"/>
    </style:style>
    <style:style style:name="T17" style:family="text">
      <style:text-properties fo:color="#000000" style:font-name="Times New Roman" fo:font-size="8pt" fo:letter-spacing="0.14mm" fo:font-weight="bold" style:font-size-asian="8pt" style:font-weight-asian="bold"/>
    </style:style>
    <style:style style:name="T18" style:family="text">
      <style:text-properties fo:color="#000000" style:font-name="Times New Roman" fo:font-size="8pt" fo:letter-spacing="0.34mm" fo:font-weight="bold" style:font-size-asian="8pt" style:font-weight-asian="bold"/>
    </style:style>
    <style:style style:name="T19" style:family="text">
      <style:text-properties fo:color="#000000" style:font-name="Times New Roman" fo:font-size="8pt" fo:letter-spacing="0.42mm" fo:font-weight="bold" style:font-size-asian="8pt" style:font-weight-asian="bold"/>
    </style:style>
    <style:style style:name="T20" style:family="text">
      <style:text-properties fo:color="#000000" style:font-name="Times New Roman" fo:font-size="8pt" fo:letter-spacing="0.49mm" style:font-size-asian="8pt"/>
    </style:style>
    <style:style style:name="T21" style:family="text">
      <style:text-properties fo:color="#000000" style:font-name="Times New Roman" fo:font-size="8pt" fo:letter-spacing="0.49mm" fo:font-weight="bold" style:font-size-asian="8pt" style:font-weight-asian="bold"/>
    </style:style>
    <style:style style:name="T22" style:family="text">
      <style:text-properties fo:color="#000000" style:font-name="Times New Roman" fo:font-size="8pt" fo:letter-spacing="1.94mm" style:font-size-asian="8pt"/>
    </style:style>
    <style:style style:name="T23" style:family="text">
      <style:text-properties fo:color="#000000" style:font-name="Times New Roman" fo:font-size="9pt" style:font-size-asian="9pt"/>
    </style:style>
    <style:style style:name="T24" style:family="text">
      <style:text-properties fo:color="#000000" style:font-name="Times New Roman" fo:font-size="9pt" fo:letter-spacing="0.04mm" style:font-size-asian="9pt"/>
    </style:style>
    <style:style style:name="T25" style:family="text">
      <style:text-properties fo:color="#000000" style:font-name="Times New Roman" fo:font-size="9pt" fo:letter-spacing="0.14mm" style:font-size-asian="9pt"/>
    </style:style>
    <style:style style:name="T26" style:family="text">
      <style:text-properties fo:color="#000000" style:font-name="Times New Roman" fo:font-size="9pt" fo:letter-spacing="0.02mm" style:font-size-asian="9pt"/>
    </style:style>
    <style:style style:name="T27" style:family="text">
      <style:text-properties fo:color="#000000" style:font-name="Times New Roman" fo:font-size="9pt" fo:letter-spacing="0.05mm" style:font-size-asian="9pt"/>
    </style:style>
    <style:style style:name="T28" style:family="text">
      <style:text-properties fo:color="#000000" style:font-name="Times New Roman" fo:font-size="9pt" fo:letter-spacing="0.12mm" style:font-size-asian="9pt"/>
    </style:style>
    <style:style style:name="T29" style:family="text">
      <style:text-properties fo:color="#000000" style:font-name="Times New Roman" fo:font-size="9.5pt" fo:letter-spacing="0.02mm" fo:font-style="italic" style:font-size-asian="9.5pt" style:font-style-asian="italic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1"><text:span text:style-name="T1">Form</text:span></text:p>
            <text:p text:style-name="P2"><text:span text:style-name="T8">63H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0">THE COMPANIES ACT <text:line-break/>(CHATTER 50)</text:span></text:p>
            <text:p text:style-name="P4"><text:span text:style-name="T10">THE COMPANIES REGULATIONS <text:line-break/></text:span><text:span text:style-name="T12">SECTION 227K/REGULATION 38(3)</text:span></text:p>
            <text:p text:style-name="P5"><text:span text:style-name="T10">ORDER OF COURT FOR JUDICIAL MANAGEMENT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6"><text:span text:style-name="T23">Folio No,</text:span></text:p>
      <text:p text:style-name="P7"><text:span text:style-name="T10"><text:tab/></text:span><text:span text:style-name="T13"> day of <text:tab/></text:span><text:span text:style-name="T10"> <text:tab/></text:span></text:p>
      <text:p text:style-name="P8"><text:span text:style-name="T14">(Title)</text:span></text:p>
      <text:p text:style-name="P9"><text:span text:style-name="T15">Upon the petition of</text:span></text:p>
      <text:p text:style-name="P11"><text:span text:style-name="T10">of <text:tab/></text:span></text:p>
      <text:p text:style-name="P12"><text:span text:style-name="T15">on the <text:tab/></text:span><text:span text:style-name="T16"> day of <text:s/><text:tab/></text:span><text:span text:style-name="T10">, <text:tab/></text:span><text:span text:style-name="T16"> being presented to the</text:span></text:p>
      <text:p text:style-name="P13"><text:span text:style-name="T14">Court, and upon hearing <text:tab/></text:span><text:span text:style-name="T17"> for</text:span></text:p>
      <text:p text:style-name="P16"><text:span text:style-name="T16">petitioner, and <text:tab/></text:span><text:span text:style-name="T17"> for <text:tab/></text:span><text:span text:style-name="T10">, </text:span><text:span text:style-name="T1">and</text:span></text:p>
      <text:p text:style-name="P14"><text:span text:style-name="T11">upon reacting the petition, an affidavit of <text:tab/></text:span><text:span text:style-name="T9">,</text:span></text:p>
      <text:p text:style-name="P17"><text:span text:style-name="T18">verifying the petition, an affidavit of <text:s text:c="2"/><text:tab/></text:span><text:span text:style-name="T16">, filed the</text:span></text:p>
      <text:p text:style-name="P15"><text:span text:style-name="T10"><text:tab/></text:span><text:span text:style-name="T19"> day of <text:tab/></text:span><text:span text:style-name="T10"><text:tab/></text:span><text:span text:style-name="T21">, </text:span><text:span text:style-name="T2">the Gazette </text:span><text:span text:style-name="T20">of the <text:tab/></text:span><text:span text:style-name="T22"> </text:span><text:span text:style-name="T4">day </text:span><text:span text:style-name="T22">of</text:span></text:p>
      <text:p text:style-name="P18"><text:span text:style-name="T10"><text:tab/></text:span><text:bookmark text:name="_GoBack"/><text:span text:style-name="T10"><text:tab/></text:span><text:span text:style-name="T19">, the <text:tab/></text:span><text:span text:style-name="T16"> newspaper of </text:span><text:span text:style-name="T5">the</text:span></text:p>
      <text:p text:style-name="P19"><text:span text:style-name="T1"><text:tab/></text:span><text:span text:style-name="T6"> day of <text:tab/></text:span><text:span text:style-name="T3">[enter any other papers], each containing an <text:line-break/></text:span><text:span text:style-name="T15">advertisement of the petition [enter any other evidence), this Court ordered:</text:span></text:p>
      <text:p text:style-name="P20"><text:span text:style-name="T24">(I) that the abovenamed company be placed under judicial management of a judicial manager </text:span><text:span text:style-name="T25">under the provisions of Part VIIIA of the Companies Act; and</text:span></text:p>
      <text:p text:style-name="P21"><text:span text:style-name="T14">(2) </text:span><text:span text:style-name="T7">that <text:tab/></text:span></text:p>
      <text:p text:style-name="P10"><text:span text:style-name="T17">be appointed Judicial manager of the Company.</text:span></text:p>
      <text:p text:style-name="P22"><text:span text:style-name="T29">Note: </text:span><text:span text:style-name="T26">It will be the duty of such of the persons as are liable to make out or concur in making out a </text:span><text:span text:style-name="T27">statement of affairs as the judicial manager may require, to attend on him at such time and place as </text:span><text:span text:style-name="T28">he may appoint and to give him all information he may requ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4.59mm" fo:page-height="214.51mm" style:num-format="1" style:print-orientation="portrait" fo:margin-top="6.35mm" fo:margin-bottom="15.26mm" fo:margin-left="7.48mm" fo:margin-right="3.65mm" style:writing-mode="lr-tb" style:layout-grid-color="#c0c0c0" style:layout-grid-lines="192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10:00:00</meta:creation-date>
    <dc:date>2015-12-18T10:01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22" meta:word-count="187" meta:character-count="1053" meta:non-whitespace-character-count="8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